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5in"/>
    </style:style>
    <style:style style:name="ro1" style:family="table-row">
      <style:table-row-properties style:row-height="0.1807in" fo:break-before="auto" style:use-optimal-row-height="false"/>
    </style:style>
    <style:style style:name="ta1" style:family="table" style:master-page-name="mp0">
      <style:table-properties table:display="true" style:writing-mode="lr-tb"/>
    </style:style>
    <style:style style:name="ce1" style:family="table-cell" style:parent-style-name="Default">
      <style:table-cell-properties fo:background-color="#dddddd" style:text-align-source="fix" style:repeat-content="false" fo:wrap-option="wrap" style:vertical-align="bottom"/>
      <style:paragraph-properties fo:text-align="center"/>
      <style:text-properties fo:color="#000000" style:text-line-through-style="none" style:text-position="" style:font-name="Arial" fo:font-size="10pt" fo:font-style="normal" style:text-underline-style="none" fo:font-weight="bold" style:font-name-asian="Arial" style:font-size-asian="10pt" style:font-style-asian="normal" style:font-weight-asian="bold" style:font-style-complex="normal" style:font-weight-complex="bold"/>
    </style:style>
    <style:style style:name="ce2" style:family="table-cell" style:parent-style-name="Default" style:data-style-name="N136">
      <style:table-cell-properties fo:background-color="#eeeeee" fo:wrap-option="wrap" style:vertical-align="bottom"/>
      <style:text-properties style:text-position=""/>
    </style:style>
    <style:style style:name="ce3" style:family="table-cell" style:parent-style-name="Default">
      <style:table-cell-properties fo:background-color="#eeeeee" fo:wrap-option="wrap" style:vertical-align="bottom"/>
      <style:text-properties style:text-position=""/>
    </style:style>
    <style:style style:name="ce4" style:family="table-cell" style:parent-style-name="Default">
      <style:table-cell-properties fo:wrap-option="wrap" style:vertical-align="bottom"/>
      <style:text-properties style:text-position=""/>
    </style:style>
  </office:automatic-styles>
  <office:body>
    <office:spreadsheet>
      <table:table table:name="Sheet1" table:style-name="ta1">
        <office:forms form:automatic-focus="false" form:apply-design-mode="false"/>
        <table:table-column table:style-name="co1" table:number-columns-repeated="1024" table:default-cell-style-name="Default"/>
        <table:table-row table:style-name="ro1">
          <table:table-cell table:style-name="ce1" office:value-type="string">
            <text:p>Timestamp</text:p>
          </table:table-cell>
          <table:table-cell table:style-name="ce1" office:value-type="string">
            <text:p>Which Subject?</text:p>
          </table:table-cell>
          <table:table-cell table:style-name="ce1" office:value-type="string">
            <text:p>Which Floor?</text:p>
          </table:table-cell>
          <table:table-cell table:style-name="ce1" office:value-type="string">
            <text:p>R8 to alarm</text:p>
          </table:table-cell>
          <table:table-cell table:style-name="ce1" office:value-type="string">
            <text:p>R15 to satellite</text:p>
          </table:table-cell>
          <table:table-cell table:style-name="ce1" office:value-type="string">
            <text:p>R7 to window</text:p>
          </table:table-cell>
          <table:table-cell table:style-name="ce1" office:value-type="string">
            <text:p>R22 to tricycle</text:p>
          </table:table-cell>
          <table:table-cell table:style-name="ce1" office:value-type="string">
            <text:p>R2 to router</text:p>
          </table:table-cell>
          <table:table-cell table:style-name="ce1" office:value-type="string">
            <text:p>R16 to car</text:p>
          </table:table-cell>
          <table:table-cell table:style-name="ce1" office:value-type="string">
            <text:p>R22 to butterfly</text:p>
          </table:table-cell>
          <table:table-cell table:number-columns-repeated="1014"/>
        </table:table-row>
        <table:table-row table:style-name="ro1">
          <table:table-cell table:style-name="ce2" office:value-type="float" office:value="40366.5033680556">
            <text:p>7/7/2010 12:04:51</text:p>
          </table:table-cell>
          <table:table-cell table:style-name="ce3" office:value-type="string">
            <text:p>Subject 01</text:p>
          </table:table-cell>
          <table:table-cell table:style-name="ce3" office:value-type="string">
            <text:p>Stata 1st Floor</text:p>
          </table:table-cell>
          <table:table-cell table:style-name="ce3" office:value-type="string">
            <text:p>Go forward until you are able to make a left. Then move ahead until you reach the opposite wall, then make a right. Go straight, past one staircase and to the next staircase. At the top of this staircase you will find a fire alarm on your left at approximately 7ft up.</text:p>
          </table:table-cell>
          <table:table-cell table:style-name="ce3" office:value-type="string">
            <text:p>Go forward, almost the full length of the building, until you are at the opposite wall. Turn right and move ahead, past one staircase, to a concrete post. Turn towards the left, just short of a half revolution. At approximately 10ft up, you should see a metal dish with text behind it.</text:p>
          </table:table-cell>
          <table:table-cell table:style-name="ce3" office:value-type="string">
            <text:p>Move forward until you can turn right. Then go forward to the intersection of the wall that is now to your left and the wall ahead. At that corner face the glass door with an exit sign above it. Look up to the window directly above the exit sign.</text:p>
          </table:table-cell>
          <table:table-cell table:style-name="ce3" office:value-type="string">
            <text:p>Move approximately forward down the length of the building until you see an overhead stairway. Continue moving forward, under the stairway past one white supporting column to the gray supporting column. Turn to the wall on your left. You should see a glass door. Look at the red tricycle directly above the door.</text:p>
          </table:table-cell>
          <table:table-cell table:style-name="ce3" office:value-type="string">
            <text:p>Move forward until you reach the wall ahead of you. Turn left and move forward until you see a blue wall on your left. About 25 feet past the beginning of the blue wall and about 15 feet up there is a white router on the wall.</text:p>
          </table:table-cell>
          <table:table-cell table:style-name="ce3" office:value-type="string">
            <text:p>Move ahead to the white column ahead of you. Turn right and move past another large white column to a gray column. Turn and face the red wall to your left. Move forward and up. At the top of the red wall there is a police car.</text:p>
          </table:table-cell>
          <table:table-cell table:style-name="ce3" office:value-type="string">
            <text:p>Turn right and go ahead through the gap between two walls to a large white column. Turn right again and move until you are the base of the staircase to your right. Ahead, suspended from the ceiling is a large white butterfly sculpture.</text:p>
          </table:table-cell>
          <table:table-cell table:number-columns-repeated="1014"/>
        </table:table-row>
        <table:table-row table:style-name="ro1">
          <table:table-cell table:style-name="ce2" office:value-type="float" office:value="40366.6003356482">
            <text:p>7/7/2010 14:24:29</text:p>
          </table:table-cell>
          <table:table-cell table:style-name="ce3" office:value-type="string">
            <text:p>Subject 02</text:p>
          </table:table-cell>
          <table:table-cell table:style-name="ce3" office:value-type="string">
            <text:p>Stata 1st Floor</text:p>
          </table:table-cell>
          <table:table-cell table:style-name="ce3" office:value-type="string">
            <text:p>Get to height of approx 2 meters. Move Forward untl you pass the grey column. Turn left and move forward untl you pass the stairs. Move to the entrance doors that will be to your right. As you move you will a starcase to your right. Get to a height of 4 meters and look to the corner of the white wall and glass wall.</text:p>
          </table:table-cell>
          <table:table-cell table:style-name="ce3" office:value-type="string">
            <text:p>Get to a height of approx 2 meters. Get out of the small room and keep moving forward through the main hall. After you pass the stairs turn right and move forward until you see a grey squared column. Get to a hieght of 5 meters and start turning left. You will have turn between 90 and 135 degrees.</text:p>
          </table:table-cell>
          <table:table-cell table:style-name="ce3" office:value-type="string">
            <text:p>Get to a height of approx 2 meters. Turn right and move forward until you pass the stairs. Position yourself in front of the glass door and get fly up untl you are 1 meter above the exit sign.</text:p>
          </table:table-cell>
          <table:table-cell table:style-name="ce3" office:value-type="string">
            <text:p>Get to a height of approx 2 meters and move forward through the main corridor. When you get to the stairs there will be a glass door to your left on the yellow wall. Position yourself in front of the glass door and get to a height 1 meter above the top of the door.</text:p>
          </table:table-cell>
          <table:table-cell table:style-name="ce3" office:value-type="string">
            <text:p>Get to a height of approx 2 meters. Move forward until you see the woorden seats. Turn rght and moe forward through the main corridor. While you fly you will start seeing a blue wall to your left. After you see the number '124' on the wall that on top of a door you will see the router. It is a white square with 6 black antennas. Look towards the wall and get to a height of approx 3 meters.</text:p>
          </table:table-cell>
          <table:table-cell table:style-name="ce3" office:value-type="string">
            <text:p>Get to a height of approx 2 meters. Move forward and pass the white column. Fly between the narrow corridor between the yellow and red wall. Turn right and pass the first white column. Fly to the second column. Turn left until you face the red wall. Fly up until the red wall ends. Approximately 5 meters above ground.</text:p>
          </table:table-cell>
          <table:table-cell table:style-name="ce3" office:value-type="string">
            <text:p>Move forward. Turn right before you pass the white column. Fly through the narrow corridor between the yellow and red wall. Fly towards the Queston Mark sign that will be to your right. Keep moving forward thorugh that corridor towards the entrance doors. When you get to the entrance lobby turn right and position your self on top of the first staircases. Get to a height of 8 meters approx and look towards the entrance.</text:p>
          </table:table-cell>
          <table:table-cell table:number-columns-repeated="1014"/>
        </table:table-row>
        <table:table-row table:style-name="ro1">
          <table:table-cell table:style-name="ce2" office:value-type="float" office:value="40366.6147106482">
            <text:p>7/7/2010 14:45:11</text:p>
          </table:table-cell>
          <table:table-cell table:style-name="ce3" office:value-type="string">
            <text:p>Subject 03</text:p>
          </table:table-cell>
          <table:table-cell table:style-name="ce3" office:value-type="string">
            <text:p>Stata 1st Floor</text:p>
          </table:table-cell>
          <table:table-cell table:style-name="ce3" office:value-type="string">
            <text:p>go forward towards the square concrete column. make a left and head past room 124 towards the other side of the building. make a right when possible and head towards the staircase on the right side, which is next to the circular table and chairs. climb to the top of the staircase and stop before the double doors. Look to your left.</text:p>
          </table:table-cell>
          <table:table-cell table:style-name="ce3" office:value-type="string">
            <text:p>Head out of the room towards room 124 and the square concrete column. Continue along that path until you reach the other side of the building and you can make a right. Make the right turn and head towards square column with an orange sign on it. once there, turn left and look up.</text:p>
          </table:table-cell>
          <table:table-cell table:style-name="ce3" office:value-type="string">
            <text:p>Turn right and head past room 124 following the yellow/orange wall on the left side. You should be in front of the double doors. Look up these doors and there is an exit sign. Look up past the exit sign.</text:p>
            <text:p/>
          </table:table-cell>
          <table:table-cell table:style-name="ce3" office:value-type="string">
            <text:p>Head towards the two white columns.Look left and head towards the square concrete column. Head past it and look for the first set of glass double doors on the left yellow/orange wall. Face these doors and look up.</text:p>
            <text:p/>
          </table:table-cell>
          <table:table-cell table:style-name="ce3" office:value-type="string">
            <text:p>Head towards the yellow wall in front of you. Make a left and go forward until you reach room 124 on the left. Go a bit forward until you reach the huge blackboard and bulletin board along the wall. Go to where the blackboard meets the bulletin board and look up.</text:p>
            <text:p/>
          </table:table-cell>
          <table:table-cell table:style-name="ce3" office:value-type="string">
            <text:p>Look ahead and you should see two white columns. Head towards the right one. Once there, head towards the left square concrete column and look left. You should see room 155. Look up.</text:p>
            <text:p/>
          </table:table-cell>
          <table:table-cell table:style-name="ce3" office:value-type="string">
            <text:p>Head towards the closest white column and make a right. Head towards the giant question mark and walk past it until you see a huge canvas photograph (there are several there, but look for the tallest one). Once there, turn right and head towards the wooden tables and chairs. Turn left and look up.</text:p>
            <text:p/>
          </table:table-cell>
          <table:table-cell table:number-columns-repeated="1014"/>
        </table:table-row>
        <table:table-row table:style-name="ro1">
          <table:table-cell table:style-name="ce2" office:value-type="float" office:value="40366.6209837963">
            <text:p>7/7/2010 14:54:13</text:p>
          </table:table-cell>
          <table:table-cell table:style-name="ce3" office:value-type="string">
            <text:p>Subject 04</text:p>
          </table:table-cell>
          <table:table-cell table:style-name="ce3" office:value-type="string">
            <text:p>Stata 1st Floor</text:p>
          </table:table-cell>
          <table:table-cell table:style-name="ce3" office:value-type="string">
            <text:p>go straight and turn left at the concrete column. go under the stairs and turn right. go past the concrete column to the stairs and go up the stairs. at the top, turn left and look on the wall.</text:p>
          </table:table-cell>
          <table:table-cell table:style-name="ce3" office:value-type="string">
            <text:p>go straight under the brick wall. keep going straight under the stairs. turn right at the end of the walkway and go toward the concrete column. at the column, look left.</text:p>
          </table:table-cell>
          <table:table-cell table:style-name="ce3" office:value-type="string">
            <text:p>go forward ten feet and turn right. go down the hall and over the stairs. look straight ahead at the wall at the end of the walkway.</text:p>
            <text:p/>
          </table:table-cell>
          <table:table-cell table:style-name="ce3" office:value-type="string">
            <text:p>go past the cafe and between the two white cylindrical columns. turn left into the walkway and go toward the brick wall. go under the brick wall and straight toward the stairs. stop after goin under the first curved section of the stairs and look left above the glass doors.</text:p>
          </table:table-cell>
          <table:table-cell table:style-name="ce3" office:value-type="string">
            <text:p>go toward the benches and turn left down the hall. go under the stairs and go straight until reaching the first concrete column on the right, across from the blue wall. turn left toward the blue wall and look above the brown board.</text:p>
          </table:table-cell>
          <table:table-cell table:style-name="ce3" office:value-type="string">
            <text:p>go straight and turn slightly to the right just before the white cylindrical column. go straight, keeping to the right of the second white column. turn slightly to the left to face the red wall at the first concrete column. look up above the red wall to the right of the white cylindrical column</text:p>
          </table:table-cell>
          <table:table-cell table:style-name="ce3" office:value-type="string">
            <text:p>go straight and turn right just after the cafe. go through the passage between the three computers and the cafe. go toward the question mark. keep going down the hall and stop at the bottom of the stairs. face away from the stairs and look up slowly.</text:p>
          </table:table-cell>
          <table:table-cell table:number-columns-repeated="1014"/>
        </table:table-row>
        <table:table-row table:style-name="ro1">
          <table:table-cell table:style-name="ce2" office:value-type="float" office:value="40366.6230324074">
            <text:p>7/7/2010 14:57:10</text:p>
          </table:table-cell>
          <table:table-cell table:style-name="ce3" office:value-type="string">
            <text:p>Subject 05</text:p>
          </table:table-cell>
          <table:table-cell table:style-name="ce3" office:value-type="string">
            <text:p>Stata 1st Floor</text:p>
          </table:table-cell>
          <table:table-cell table:style-name="ce3" office:value-type="string">
            <text:p>Go straight until the hallway narrows. Take a left and proceed through the open space. After you go under the stairs and past the large column, turn right. Go past the square column, turn right, go up the stairs, and stop. The fire alarm is now about 8 feet above the ground, to your left. </text:p>
            <text:p/>
          </table:table-cell>
          <table:table-cell table:style-name="ce3" office:value-type="string">
            <text:p>Exit the enclosure straight and fly above the tables. Head straight through the hallway, following a straight line parallel to the right wall. Near the end of the hallway, proceed under the stairs and past the large column, and turn right. Go straight through the opening in the hallway until you come to a square column, then turn left. The best view of the satellite is from halfway between the ground and ceiling. </text:p>
            <text:p/>
          </table:table-cell>
          <table:table-cell table:style-name="ce3" office:value-type="string">
            <text:p>Go out of the knook (over the tables) and take a right. Proceed all the way down the hallway and after you go under the stairs you will have reached the end of the buliding. There will be a set of doors and an exit sign- above these is the best view of the window. </text:p>
            <text:p/>
          </table:table-cell>
          <table:table-cell table:style-name="ce3" office:value-type="string">
            <text:p>Go straight, keeping the water fountains to your left. Follow the narrow hallway as it funnels into the wider main hallway. Follow this hallway until you go under a large set of stairs. Immediately after you go under the staircase, you will find a door to your left. Turn to face the door. Above it is the bicycle. </text:p>
            <text:p/>
          </table:table-cell>
          <table:table-cell table:style-name="ce3" office:value-type="string">
            <text:p>Go straight through the hallway until you reach the end and follow it left (the only way you can go). Go under the stairs and fly about 100 feet until you find room 124 to your left. Above a bulletin board just right of the entrance to the classroom, a little bit higher than the height of the door, is the wireless router. You can see it most clearly from a height of about 12 feet.</text:p>
            <text:p/>
          </table:table-cell>
          <table:table-cell table:style-name="ce3" office:value-type="string">
            <text:p>First fly straight, keeping the elevators to your left. As you approach an opening in the hallway, keep the two large, circular pillars on your left while keeping the corner walls and tables to your right. Where the hallway starts to widen, turn left and fly straight over the tables until you are between the entrance to room 155 and another large circular pillar. Elevate yourself to slightly above the ledge. There you will find the police car.</text:p>
            <text:p/>
          </table:table-cell>
          <table:table-cell table:style-name="ce3" office:value-type="string">
            <text:p>Fly straight for a short time until you find a square pillar to your right. After coming to this pillar, stop moving forward and elevate to just below the height of the ceiling. Turn right 90 degrees and then fly straight over the counter and the cafe until you come to an opening in the hallway right before a large circular pillar. At that point, turn right and fly straight over the question mark and down the opening in the hallway. When you come to a large open space, fly to the middle of it and elevate to about 3/4 the height of the ceiling. There you will find the hanging dragonfly sculpture.</text:p>
            <text:p/>
          </table:table-cell>
          <table:table-cell table:number-columns-repeated="1014"/>
        </table:table-row>
        <table:table-row table:style-name="ro1">
          <table:table-cell table:style-name="ce2" office:value-type="float" office:value="40368.566099537">
            <text:p>7/9/2010 13:35:11</text:p>
          </table:table-cell>
          <table:table-cell table:style-name="ce4" office:value-type="string">
            <text:p>Subject 06</text:p>
          </table:table-cell>
          <table:table-cell table:style-name="ce4" office:value-type="string">
            <text:p>Stata 1st Floor</text:p>
          </table:table-cell>
          <table:table-cell table:style-name="ce3" office:value-type="string">
            <text:p>move forward and then turn left at the main corridor. go forward until you reach the doors and turn right. go past the column and then turn right when you approach the stairs. go up. go forward until you see the fire alarm on your left.</text:p>
          </table:table-cell>
          <table:table-cell table:style-name="ce3" office:value-type="string">
            <text:p>move forward to exit the room. move forward through the main corridor until you reach the doors. turn right and move forward until you approach a column. go up. turn 45 degrees to your left to see the satellite.</text:p>
          </table:table-cell>
          <table:table-cell table:style-name="ce3" office:value-type="string">
            <text:p>move forward and turn right when you approach the wall in front of you. move forward until you approach the doors. go up until you see a window with an exit sign directly beneath it.</text:p>
          </table:table-cell>
          <table:table-cell table:style-name="ce3" office:value-type="string">
            <text:p>move forward until you see two round white columns. turn left and go past them. go forward and under the staircase. turn 45 degrees to the left and go up until you see a red bicycle.</text:p>
          </table:table-cell>
          <table:table-cell table:style-name="ce3" office:value-type="string">
            <text:p>move forward until you approach the wall in front of you. turn left and move forward. approach the blue wall on your left. go up to the top of the blackboard. move forward until you see the router on your left.</text:p>
          </table:table-cell>
          <table:table-cell table:style-name="ce3" office:value-type="string">
            <text:p>move forward until you approach a round white column. turn right and go past it. go forward and approach a red wall on your left. go up until you see the car.</text:p>
          </table:table-cell>
          <table:table-cell table:style-name="ce3" office:value-type="string">
            <text:p>move forward alongside the wall until you pass two while round columns. approach the wall on your right until it directly in front of you. turn right. move forward until you see a question mark. go past the question mark and move forward until you approach the doors. turn around and move up until you see the white object hanging from the ceiling.</text:p>
          </table:table-cell>
          <table:table-cell table:number-columns-repeated="1014"/>
        </table:table-row>
        <table:table-row table:style-name="ro1">
          <table:table-cell table:style-name="ce2" office:value-type="float" office:value="40368.5666782407">
            <text:p>7/9/2010 13:36:01</text:p>
          </table:table-cell>
          <table:table-cell table:style-name="ce4" office:value-type="string">
            <text:p>Subject 07</text:p>
          </table:table-cell>
          <table:table-cell table:style-name="ce4" office:value-type="string">
            <text:p>Stata 1st Floor</text:p>
          </table:table-cell>
          <table:table-cell table:style-name="ce3" office:value-type="string">
            <text:p>Go straight, then turn left. Keep going straight past the metal tables and chairs and under the staircase, then turn right. Go past the the phones and the contrete pillar. You'll end up between the elevators and couches. There is a stair case next the couches. Fly up about 10 feet over the couches and look towards the white wall with the stair railing at the top of the steps.</text:p>
          </table:table-cell>
          <table:table-cell table:style-name="ce3" office:value-type="string">
            <text:p>Go straight ahead towards the brick wall hanging halfway down. Keep walking straight past the metal tables and chairs and under the stair case. Once you're past the stair case, turn right. Go to the pillar and turn left. Fly up about 10 feet and you will see the satellite.</text:p>
            <text:p/>
          </table:table-cell>
          <table:table-cell table:style-name="ce3" office:value-type="string">
            <text:p>Go forward to the middle of the space and turn right. Keep going forward past the metal tables and chairs, under the staircase until you're in front of the two glass doors. Fly up about 20 feet until you're above the red exit sign to see the window.</text:p>
          </table:table-cell>
          <table:table-cell table:style-name="ce3" office:value-type="string">
            <text:p>Fly straight forward past the white pillars, towards the brick wall hanging half way down, past the metal chairs and tables, and under the overpass. Once you're on the other side of the overpass, look to your left and fly up about 10 feet.</text:p>
          </table:table-cell>
          <table:table-cell table:style-name="ce3" office:value-type="string">
            <text:p>Go straight ahead and turn left to walk under the stair case. Keep walking past the metal chairs and tables until you see a large black board on your left next to room 124. Fly up about 10 feet and look to your left at the blue wall with a large black board and corkboard.</text:p>
          </table:table-cell>
          <table:table-cell table:style-name="ce3" office:value-type="string">
            <text:p>Fly forward to the right side of the white pillar. Keep going forward between MIT Libraries and the Forbes Family Cafe. Then turn right and go between the second white pillar and the picture of ice. Fly up about 20 feet facing the wall with the large pictures.</text:p>
          </table:table-cell>
          <table:table-cell table:style-name="ce3" office:value-type="string">
            <text:p>Go straight and once you're past the cafe counter turn right. Go forward past the tables and metal chairs and turn right again before you hit the white pillar. Go past the question mark, along the staircase to the open space. Fly up about 20 feet.</text:p>
          </table:table-cell>
          <table:table-cell table:number-columns-repeated="1014"/>
        </table:table-row>
        <table:table-row table:style-name="ro1" table:number-rows-repeated="9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style:language-asian="zxx" style:country-asian="none" style:font-name-complex="DejaVu Sans"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text>$ </number:text>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7P0" style:volatile="true">
      <number:text>$ </number:text>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text> </number:text>
    </number:number-style>
    <number:number-style style:name="N131P1" style:volatile="true">
      <number:text>(</number:text>
      <number:number number:decimal-places="2" number:min-integer-digits="1" number:grouping="true"/>
      <number:text>)</number:text>
    </number:number-style>
    <number:number-style style:name="N131P2" style:volatile="true">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0" number:min-integer-digits="1" number:grouping="true"/>
      <number:text> </number:text>
    </number:number-style>
    <number:number-style style:name="N134P1" style:volatile="true">
      <number:text>(</number:text>
      <number:number number:decimal-places="0" number:min-integer-digits="1" number:grouping="true"/>
      <number:text>)</number:text>
    </number:number-style>
    <number:number-style style:name="N134P2" style:volatile="true">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21">
      <number:text>$ </number:text>
      <number:number number:decimal-places="2" number:min-integer-digits="1" number:grouping="true"/>
      <number:text> </number:text>
    </number:number-style>
    <number:number-style style:name="N122">
      <number:text>$ (</number:text>
      <number:number number:decimal-places="2" number:min-integer-digits="1" number:grouping="true"/>
      <number:text>)</number:text>
    </number:number-style>
    <number:number-style style:name="N123">
      <number:text>$ - </number:text>
    </number:number-style>
    <number:number-style style:name="N125">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number:number-style>
    <number:number-style style:name="N128">
      <number:number number:decimal-places="2" number:min-integer-digits="1" number:grouping="true"/>
      <number:text> </number:text>
    </number:number-style>
    <number:number-style style:name="N129">
      <number:text>(</number:text>
      <number:number number:decimal-places="2" number:min-integer-digits="1" number:grouping="true"/>
      <number:text>)</number:text>
    </number:number-style>
    <number:number-style style:name="N130">
      <number:text>- </number:text>
    </number:number-style>
    <number:number-style style:name="N132">
      <number:number number:decimal-places="0" number:min-integer-digits="1" number:grouping="true"/>
      <number:text> </number:text>
    </number:number-style>
    <number:number-style style:name="N133">
      <number:text>(</number:text>
      <number:number number:decimal-places="0" number:min-integer-digits="1" number:grouping="true"/>
      <number:text>)</number:text>
    </number:number-style>
    <number:date-style style:name="N135">
      <number:month/>
      <number:text>/</number:text>
      <number:day/>
      <number:text>/</number:text>
      <number:year number:style="long"/>
      <number:text> </number:text>
      <number:hours/>
      <number:text>:</number:text>
      <number:minutes number:style="long"/>
      <number:text>:</number:text>
      <number:seconds number:style="long"/>
    </number:date-style>
    <number:date-style style:name="N136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36">
      <number:text-content/>
      <style:map style:condition="value()&gt;=0" style:apply-style-name="N136P0"/>
    </number:text-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4"/>
    <style:style style:name="Currency_5b_0_5d_" style:display-name="Currency[0]" style:family="table-cell" style:parent-style-name="Default" style:data-style-name="N127"/>
    <style:style style:name="Comma" style:family="table-cell" style:parent-style-name="Default" style:data-style-name="N131"/>
    <style:style style:name="Comma_5b_0_5d_" style:display-name="Comma[0]" style:family="table-cell" style:parent-style-name="Default" style:data-style-name="N134"/>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1in" fo:margin-bottom="1in" fo:margin-left="0.75in" fo:margin-right="0.75in" style:print-page-order="ttb" style:first-page-number="continue" style:scale-to="100%" style:print="zero-values"/>
      <style:header-style>
        <style:header-footer-properties fo:min-height="0.5in"/>
      </style:header-style>
      <style:footer-style>
        <style:header-footer-properties fo:min-height="0.5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8T16:41:02</meta:creation-date>
    <meta:editing-duration>P0D</meta:editing-duration>
    <meta:editing-cycles>1</meta:editing-cycles>
    <meta:generator>LibreOffice/3.5$Linux_X86_64 LibreOffice_project/350m1$Build-2</meta:generator>
    <meta:initial-creator>Stefanie Tellex</meta:initial-creator>
    <meta:document-statistic meta:table-count="1" meta:cell-count="80" meta:object-count="0"/>
  </office:meta>
</office:document-meta>
</file>